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normal"/>
    </style:style>
    <style:style style:name="T4" style:family="text">
      <style:text-properties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style:num-suffix="." text:bullet-char="–"/>
      <text:list-level-style-bullet text:level="2" text:style-name="Bullet_20_Symbols" style:num-suffix="." text:bullet-char="–"/>
      <text:list-level-style-bullet text:level="3" text:style-name="Bullet_20_Symbols" style:num-suffix="." text:bullet-char="–"/>
      <text:list-level-style-bullet text:level="4" text:style-name="Bullet_20_Symbols" style:num-suffix="." text:bullet-char="–"/>
      <text:list-level-style-bullet text:level="5" text:style-name="Bullet_20_Symbols" style:num-suffix="." text:bullet-char="–"/>
      <text:list-level-style-bullet text:level="6" text:style-name="Bullet_20_Symbols" style:num-suffix="." text:bullet-char="–"/>
      <text:list-level-style-bullet text:level="7" text:style-name="Bullet_20_Symbols" style:num-suffix="." text:bullet-char="–"/>
      <text:list-level-style-bullet text:level="8" text:style-name="Bullet_20_Symbols" style:num-suffix="." text:bullet-char="–"/>
      <text:list-level-style-bullet text:level="9" text:style-name="Bullet_20_Symbols" style:num-suffix="." text:bullet-char="–"/>
      <text:list-level-style-bullet text:level="10" text:style-name="Bullet_20_Symbols" style:num-suffix="." text:bullet-char="–"/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EEN Pluggable Modules</text:h>
      <text:p text:style-name="Standard">Here is a list of BEEN pluggable modules which should be implemented. A description how pluggable modules are integrated into BEEN is in use-cases document.</text:p>
      <text:p text:style-name="Standard"/>
      <text:p text:style-name="Standard">CHANGELOG:</text:p>
      <text:p text:style-name="Standard">2009-02-11 Jan Tattermusch: added description of derby module API.</text:p>
      <text:h text:style-name="Heading_20_2" text:outline-level="2">Derby DB Module</text:h>
      <text:p text:style-name="Text_20_body">Allows task to instantiate Apache Derby database engine and provides some useful functionality (like creating database schema from provided create script).</text:p>
      <text:p text:style-name="Text_20_body">Derby DB module contains also all functionality of Derby DB Client Module.</text:p>
      <text:p text:style-name="Standard"/>
      <text:p text:style-name="Standard">Properties which must be set before derby engine can start (how exactly they will be set is not clear yet):</text:p>
      <text:p text:style-name="Standard"><text:tab/>derby home – path where derby stores its databases</text:p>
      <text:p text:style-name="Standard"><text:tab/>network server port – port on which derby will listen</text:p>
      <text:p text:style-name="Standard"><text:tab/>logging path – path to which derby will write its logs</text:p>
      <text:p text:style-name="Standard"/>
      <text:p text:style-name="Standard">Method list (class DerbyPluggableModule):</text:p>
      <text:p text:style-name="P3">void startEngine(boolean networkAccessible)</text:p>
      <text:p text:style-name="Standard">Starts an embedded instance of Derby database. If networkAccessible argument it set, this database is also made available from network.</text:p>
      <text:p text:style-name="P4"/>
      <text:p text:style-name="P4">java.sql.Connection getConnection(String databaseName)</text:p>
      <text:p text:style-name="P4">java.sql.Connection getConnection(String databaseName, String attributes)</text:p>
      <text:p text:style-name="Standard"><text:span text:style-name="T2">Returns an embedded connection to a given database.</text:span></text:p>
      <text:p text:style-name="Standard"><text:span text:style-name="T2"/></text:p>
      <text:p text:style-name="P4">String getNetworkServerURL()</text:p>
      <text:p text:style-name="Standard"><text:span text:style-name="T2">Returns URL for connecting to network server associated with this running instance of derby.</text:span></text:p>
      <text:p text:style-name="Standard"><text:span text:style-name="T2"/></text:p>
      <text:p text:style-name="P4">java.sql.Connection setupDatabase(String databaseName, InputStream setupScriptStream)</text:p>
      <text:p text:style-name="P4">java.sql.Connection setupDatabase(String databaseName, File setupScriptFile)</text:p>
      <text:p text:style-name="Standard"><text:span text:style-name="T2">Sets up database according to given setup script. </text:span><text:span text:style-name="T5">If database exist, it is at first dropped. A connection to resulting database is returned.</text:span></text:p>
      <text:p text:style-name="Standard"><text:span text:style-name="T2"/></text:p>
      <text:p text:style-name="P4">java.sql.Connection restoreDatabase(String databaseName, File backupFile)</text:p>
      <text:p text:style-name="Standard"><text:span text:style-name="T2">Restores database from backup file. Returns connection to restored database.</text:span></text:p>
      <text:p text:style-name="Standard"><text:span text:style-name="T2"/></text:p>
      <text:p text:style-name="P4">void backupDatabase(String databaseName, File backupFile)</text:p>
      <text:p text:style-name="Standard"><text:span text:style-name="T2">Backups database to filesystem.</text:span></text:p>
      <text:p text:style-name="Standard"/>
      <text:p text:style-name="P4">void stopEngine()</text:p>
      <text:p text:style-name="Standard">Stops embedded instance of Derby database. Network server binding will be also canceled. </text:p>
      <text:p text:style-name="Standard">If you forget to call this routine after finishing your work, derby will run in recovery mode next time.</text:p>
      <text:p text:style-name="Standard"/>
      <text:p text:style-name="Standard"><text:soft-page-break/>TODOs:</text:p>
      <text:p text:style-name="Standard">How will be supported use of higher level persistence tools (such as Hibernate)?</text:p>
      <text:p text:style-name="Standard"/>
      <text:h text:style-name="Heading_20_2" text:outline-level="2">Derby DB Client Module</text:h>
      <text:p text:style-name="Text_20_body">Allows task to access derby over network using a JDBC driver.</text:p>
      <text:p text:style-name="Standard"/>
      <text:p text:style-name="Standard">Method list (DerbyClientPluggableModule:</text:p>
      <text:p text:style-name="P4">java.sql.Connection getConnection(String dbUrl)</text:p>
      <text:p text:style-name="P4">java.sql.Connection getConnection(String dbUrl, Properties properties)</text:p>
      <text:p text:style-name="P5">Returns new network connection to a running derby instance.</text:p>
      <text:p text:style-name="Standard"/>
      <text:h text:style-name="P1" text:outline-level="2">Universal Version Control Interface Module</text:h>
      <text:p text:style-name="Text_20_body">Module to perform common task with an arbitrary version control system (SVN or CVS).</text:p>
      <text:list text:style-name="L1">
        <text:list-header>
          <text:p text:style-name="P2">Available functionality:</text:p>
        </text:list-header>
        <text:list-item>
          <text:p text:style-name="P2">Getting a list of available versions from a remote version control repository, with filtering options, too early dates are cut off, too frequent commits are merged.</text:p>
        </text:list-item>
        <text:list-item>
          <text:p text:style-name="P2">Dowloading a particular version of software</text:p>
          <text:list>
            <text:list-item>
              <text:list>
                <text:list-header>
                  <text:p text:style-name="P2"/>
                </text:list-header>
              </text:list>
            </text:list-item>
          </text:list>
        </text:list-item>
      </text:list>
      <text:p text:style-name="Standard">TODO: Module's API needs to be defined.</text:p>
      <text:p text:style-name="Standard"/>
      <text:h text:style-name="Heading_20_2" text:outline-level="2">Builder Module for Ant</text:h>
      <text:p text:style-name="Text_20_body">Builds a specified ant target.</text:p>
      <text:p text:style-name="Standard">TODO: Module's API needs to be defined.</text:p>
      <text:h text:style-name="Heading_20_2" text:outline-level="2"/>
      <text:h text:style-name="Heading_20_2" text:outline-level="2">Builder Module for Make</text:h>
      <text:p text:style-name="Text_20_body">Runs a specified make target.</text:p>
      <text:p text:style-name="Standard">TODO: Module's API needs to be defined.</text:p>
      <text:p text:style-name="Text_20_body"/>
      <text:p text:style-name="Text_20_body"/>
      <text:h text:style-name="Heading_20_2" text:outline-level="2"/>
      <text:p text:style-name="Text_20_body"/>
      <text:h text:style-name="Heading_20_2" text:outline-level="2">Autocompressed Directory Module</text:h>
      <text:p text:style-name="Standard">Provides access to files in a specified directory using these rules:</text:p>
      <text:list text:style-name="L1">
        <text:list-item text:start-value="1">
          <text:list>
            <text:list-item text:start-value="1">
              <text:p text:style-name="P2">Every use of a compressed directory or file initiates decompression.</text:p>
            </text:list-item>
            <text:list-item>
              <text:p text:style-name="P2">Every directory or file is compressed by idle nodes one day after last use.</text:p>
            </text:list-item>
          </text:list>
        </text:list-item>
      </text:list>
      <text:p text:style-name="Standard"/>
      <text:p text:style-name="Standard">TODO: Module's API needs to be defined.</text:p>
      <text:p text:style-name="Standard"><text:soft-page-break/></text:p>
      <text:h text:style-name="Heading_20_2" text:outline-level="2">Token Module</text:h>
      <text:p text:style-name="Text_20_body">Enables to prevent overloading the BEEN environment by defining a server which can generate permits („tokens“) for task to perform specific actions. It has two parts: TokenServer and TokenClient.</text:p>
      <text:p text:style-name="Text_20_body"/>
      <text:p text:style-name="Standard">TODO: Module's API needs to be defin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cs" fo:country="CZ" style:letter-kerning="true" style:font-name-asian="F" style:font-size-asian="10.5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cs" fo:country="CZ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an Tattermusch</meta:initial-creator>
    <meta:creation-date>2009-01-06T14:34:30</meta:creation-date>
    <dc:creator>Jan Tattermusch</dc:creator>
    <dc:date>2009-02-11T12:58:13</dc:date>
    <meta:editing-cycles>19</meta:editing-cycles>
    <meta:editing-duration>PT7H1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57" meta:word-count="507" meta:character-count="3520"/>
  </office:meta>
</office:document-meta>
</file>